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5_12-32-13_000.jpg</text:p>
          </table:table-cell>
          <table:table-cell table:style-name="ce22" office:value-type="string">
            <text:p>:m 東和 PHOTO / 201014w / 田端駅 / 田端プロジェクト / １名 / ホクシン設備（合田工務店） / 日報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]=&quot;&quot;;[.C2];CONCATENATE([.C2];&quot; / &quot;;[.E2]))" office:value-type="string" office:string-value=":m 東和 PHOTO / 201014w / 田端駅 / 田端プロジェクト / １名 / ホクシン設備（合田工務店） / 日報">
            <text:p>:m 東和 PHOTO / 201014w / 田端駅 / 田端プロジェクト / １名 / ホクシン設備（合田工務店） / 日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5_12-40-53_000.jpg</text:p>
          </table:table-cell>
          <table:table-cell table:style-name="ce22" office:value-type="string">
            <text:p>:PHOTO 記録 / 文書 / 「入院証書」 / 聖マリアンナ病院；眼科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3]=&quot;&quot;;[.C3];CONCATENATE([.C3];&quot; / &quot;;[.E3]))" office:value-type="string" office:string-value=":PHOTO 記録 / 文書 / 「入院証書」 / 聖マリアンナ病院；眼科">
            <text:p>:PHOTO 記録 / 文書 / 「入院証書」 / 聖マリアンナ病院；眼科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5_12-40-59_000.jpg</text:p>
          </table:table-cell>
          <table:table-cell table:style-name="ce22" office:value-type="string">
            <text:p>:PHOTO 記録 / 文書 / 「入院証書」 / 聖マリアンナ病院；眼科</text:p>
          </table:table-cell>
          <table:table-cell table:style-name="ce3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4]=&quot;&quot;;[.C4];CONCATENATE([.C4];&quot; / &quot;;[.E4]))" office:value-type="string" office:string-value=":PHOTO 記録 / 文書 / 「入院証書」 / 聖マリアンナ病院；眼科">
            <text:p>:PHOTO 記録 / 文書 / 「入院証書」 / 聖マリアンナ病院；眼科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5_13-39-24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5_16-38-40_000.jpg</text:p>
          </table:table-cell>
          <table:table-cell table:style-name="ce22" office:value-type="string">
            <text:p>:m 1*1 RES / free:JVEMV6 37#26 / res-id=D7QD / theme=math_symmetry-group / session-4 / topics=programming</text:p>
          </table:table-cell>
          <table:table-cell table:style-name="ce18"/>
          <table:table-cell table:style-name="ce4"/>
          <table:table-cell table:style-name="ce4" office:value-type="string">
            <text:p>N-35-35-28.450012 E-139-34-49.324951</text:p>
          </table:table-cell>
          <table:table-cell table:style-name="ce35" table:formula="of:=IF([.E6]=&quot;&quot;;[.C6];CONCATENATE([.C6];&quot; / &quot;;[.E6]))" office:value-type="string" office:string-value=":m 1*1 RES / free:JVEMV6 37#26 / res-id=D7QD / theme=math_symmetry-group / session-4 / topics=programming">
            <text:p>:m 1*1 RES / free:JVEMV6 37#26 / res-id=D7QD / theme=math_symmetry-group / session-4 / topics=programmin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5_17-37-19_000.jpg</text:p>
          </table:table-cell>
          <table:table-cell table:style-name="ce22" office:value-type="string">
            <text:p>:m 1-2*2 RES / free:JVEMV6 37#26 / res-id=W920 / theme=mathematics / session-8 / w:置換符号；全順序；転倒数； / N+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7]=&quot;&quot;;[.C7];CONCATENATE([.C7];&quot; / &quot;;[.E7]))" office:value-type="string" office:string-value=":m 1-2*2 RES / free:JVEMV6 37#26 / res-id=W920 / theme=mathematics / session-8 / w:置換符号；全順序；転倒数； / N+">
            <text:p>:m 1-2*2 RES / free:JVEMV6 37#26 / res-id=W920 / theme=mathematics / session-8 / w:置換符号；全順序；転倒数；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5_20-55-16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39508 E-139-34-49.379882</text:p>
          </table:table-cell>
          <table:table-cell table:style-name="ce35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5_23-24-51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5_23-38-36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6_00-00-02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6_00-09-21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6_02-29-58_000.jpg</text:p>
          </table:table-cell>
          <table:table-cell table:style-name="ce17" office:value-type="string">
            <text:p>:m other / log / 寝る前　ウェブ閲覧　記録　（for オナニー）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m other / log / 寝る前　ウェブ閲覧　記録　（for オナニー）">
            <text:p>:m other / log / 寝る前　ウェブ閲覧　記録　（for オナニー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16_02-30-20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16_07-13-22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16_07-45-21_000.jpg</text:p>
          </table:table-cell>
          <table:table-cell table:style-name="ce19" office:value-type="string">
            <text:p>:bookmemo / 読んだ本 / 『なぜ中国は民主化したくてもできないのか』 / 著者=石平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6]=&quot;&quot;;[.C16];CONCATENATE([.C16];&quot; / &quot;;[.E16]))" office:value-type="string" office:string-value=":bookmemo / 読んだ本 / 『なぜ中国は民主化したくてもできないのか』 / 著者=石平">
            <text:p>:bookmemo / 読んだ本 / 『なぜ中国は民主化したくてもできないのか』 / 著者=石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5_12-04-00_000.mp4</text:p>
          </table:table-cell>
          <table:table-cell table:style-name="ce22" office:value-type="string">
            <text:p>:VIDEO / @自宅 / メモ / kb,keyboard / 演奏、play / k-2020-1015-1 / genr=f-rev:composition-relay-4,video=2020-10-13_16-42-25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VIDEO / @自宅 / メモ / kb,keyboard / 演奏、play / k-2020-1015-1 / genr=f-rev:composition-relay-4,video=2020-10-13_16-42-25">
            <text:p>:VIDEO / @自宅 / メモ / kb,keyboard / 演奏、play / k-2020-1015-1 / genr=f-rev:composition-relay-4,video=2020-10-13_16-42-2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5_12-06-51_000.mp4</text:p>
          </table:table-cell>
          <table:table-cell table:style-name="ce22" office:value-type="string">
            <text:p>:VIDEO / @自宅 / メモ / kb,keyboard / 演奏、play / k-2020-1015-2 / genr=f-rev:composition-relay-4,video=2020-10-13_16-42-25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宅 / メモ / kb,keyboard / 演奏、play / k-2020-1015-2 / genr=f-rev:composition-relay-4,video=2020-10-13_16-42-25">
            <text:p>:VIDEO / @自宅 / メモ / kb,keyboard / 演奏、play / k-2020-1015-2 / genr=f-rev:composition-relay-4,video=2020-10-13_16-42-2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5_18-28-25_000.mid</text:p>
          </table:table-cell>
          <table:table-cell table:style-name="ce8" office:value-type="string">
            <text:p>:in-mid / app=perfect-piano / 演奏、play / id-2020-1015-1 / category=melody,inst=flute,for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0-1015-1 / category=melody,inst=flute,for=~">
            <text:p>:in-mid / app=perfect-piano / 演奏、play / id-2020-1015-1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5_18-42-02_000.mid</text:p>
          </table:table-cell>
          <table:table-cell table:style-name="ce8" office:value-type="string">
            <text:p>:in-mid / app=perfect-piano / 演奏、play / id-2020-1015-2 / category=melody,inst=flute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0-1015-2 / category=melody,inst=flute,for=~">
            <text:p>:in-mid / app=perfect-piano / 演奏、play / id-2020-1015-2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6_08-24-33_000.mp4</text:p>
          </table:table-cell>
          <table:table-cell table:style-name="ce8" office:value-type="string">
            <text:p>:VIDEO / @自宅 / 体操 / ダンス、dance-original / d-2020-1016-1 / id=12-2.n:4-step-wide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VIDEO / @自宅 / 体操 / ダンス、dance-original / d-2020-1016-1 / id=12-2.n:4-step-wide">
            <text:p>:VIDEO / @自宅 / 体操 / ダンス、dance-original / d-2020-1016-1 / id=12-2.n:4-step-wide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2020/10/16</text:date>, <text:time>10:0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6T10:03:32.25</dc:date>
    <dc:creator>iwabuchi ken</dc:creator>
    <meta:editing-duration>P26DT19H34M21S</meta:editing-duration>
    <meta:editing-cycles>10072</meta:editing-cycles>
    <meta:document-statistic meta:table-count="1" meta:cell-count="467" meta:object-count="0"/>
  </office:meta>
</office:document-meta>
</file>